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Helvetica" svg:font-family="Helvetica"/>
  </office:font-face-decls>
  <office:automatic-styles>
    <style:style style:name="P1" style:family="paragraph" style:parent-style-name="Standard">
      <style:paragraph-properties>
        <style:tab-stops>
          <style:tab-stop style:position="0.3937in"/>
          <style:tab-stop style:position="0.7874in"/>
          <style:tab-stop style:position="1.1811in"/>
          <style:tab-stop style:position="1.5748in"/>
          <style:tab-stop style:position="1.9685in"/>
          <style:tab-stop style:position="2.3622in"/>
          <style:tab-stop style:position="2.7559in"/>
          <style:tab-stop style:position="3.1496in"/>
          <style:tab-stop style:position="3.5433in"/>
          <style:tab-stop style:position="3.9370in"/>
          <style:tab-stop style:position="4.3307in"/>
          <style:tab-stop style:position="4.7244in"/>
        </style:tab-stops>
      </style:paragraph-properties>
      <style:text-properties style:font-name="Helvetica" fo:font-size="12.0p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/>
      <text:p text:style-name="P1"/>
      <text:p text:style-name="P1">Array: Matrices o Arreglos, son como contenedores de almacenamiento para colecciones de datos. </text:p>
      <text:p text:style-name="P1">Para cuando tengo mas de 1 dato y de mas de 1 tipo de dato. Para construir una matriz se declara una</text:p>
      <text:p text:style-name="P1">variable y entre [ ] se agrega al contenedor separado por comas tantas cadenas, números o booleanos </text:p>
      <text:p text:style-name="P1">como queramo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2202.7</meta:generator>
  </office:meta>
</office:document-meta>
</file>